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63.39mm"/>
    </style:style>
    <style:style style:name="co3" style:family="table-column">
      <style:table-column-properties fo:break-before="auto" style:column-width="3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labels-extraidos-48-portari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ENTIDADE</text:p>
          </table:table-cell>
          <table:table-cell table:style-name="ce1" office:value-type="string" calcext:value-type="string">
            <text:p>CLASSE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CEP do Ife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Código de Ética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Dê-se Ciência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Dedicação Exclusiva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Diretora de Gestão de Pessoa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Disciplina do Corpo Discente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Ensino Básic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Ensino Básic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Ilalzina Maria da Conceição Medeiro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Licença à Gestante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Ministro de Estado do Planejament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Orçamento e Gestã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Padrão de Venciment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Portaria no 660 de 27.04.2009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Pós- Graduação em Educação no IFES/Campus/Colatina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Quadro de Pessoal deste Campu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Sub-Gerência de Gestão Educacional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Sub-Gerente de Gestão Educacional do Ifes Campu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Técnico e Tecnológic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Técnico e Tecnológic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Técnico e Tecnológic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Técnico e Tecnológico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Técnico e Tecnológico do Ife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Técnico e Tecnológico do Ifes</text:p>
          </table:table-cell>
          <table:table-cell office:value-type="string" calcext:value-type="string">
            <text:p>ABSTRAC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Código de Ética e Disciplina do Corpo Discente do IFE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Comitê de Ética em Pesquisa em Seres Humano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Conceder Progressão Funcional Docente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Concurso Público de Provas e Título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Concurso Público de Provas e Título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DIRETOR GERAL DO CAMPUS CACHOEIRO DE ITAPEMIRIM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DIRETOR GERAL DO CAMPUS CACHOEIRO DE ITAPEMIRIM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DIRETOR GERAL DO CAMPUS COLATIN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DIRETOR GERAL DO CAMPUS COLATIN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DIRETOR GERAL DO CAMPUS COLATIN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DIRETOR GERAL DO CAMPUS LINHARES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DIRETOR GERAL DO CAMPUS MONTANHA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DIRETOR GERAL DO CAMPUS PIÚM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DIRETOR GERAL EM EXERCÍCIO DO CAMPUS LINHARES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DIRETOR-GERAL DO CAMPUS SÃO MATEU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DIRETOR-GERAL DO CAMPUS VENDA NOVA DO IMIGRANTE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DIRETOR-GERAL DO CAMPUS VENDA NOVA DO IMIGRANTE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DIRETOR-GERAL DO CAMPUS VITÓRIA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DIRETOR-GERAL DO CAMPUS VITÓRIA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DIRETOR-GERAL DO CAMPUS VITÓRIA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DIRETOR-GERAL DO CENTRO FEDERAL DE EDUCAÇÃO TECNOLÓGICA DO ESPÍRITO SANT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IRETOR-GERAL DO CENTRO FEDERAL DE EDUCAÇÃO TECNOLÓGICA DO ESPÍRITO SANT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DIRETOR-GERAL DO CENTRO FEDERAL DE EDUCAÇÃO TECNOLÓGICA DO ESPÍRITO SANT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DIRETOR-GERAL DO CENTRO FEDERAL DE EDUCAÇÃO TECNOLÓGICA DO ESPÍRITO SANT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DIRETOR-GERAL DO CENTRO FEDERAL DE EDUCAÇÃO TECNOLÓGICA DO ESPÍRITO SANT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DIRETOR-GERAL DO CENTRO FEDERAL DE EDUCAÇÃO TECNOLÓGICA DO ESPÍRITO SANT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DIRETOR-GERAL PRO TEMPORE DO CAMPUS VITÓRI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DIRETOR-GERAL SUBSTITUTO DO CAMPUS IBATIB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DIRETORA-GERAL DO CAMPUS SÃO MATEU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DIRETORA-GERAL DO INSTITUTO FEDERAL DO ESPÍRITO SANTO - CAMPUS DE ALEGRE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DIRETORA-GERAL SUBSTITUTA DO CAMPUS SÃO MATEU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E-III para E-IV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I - Nomear MAX JOSÉ BELO DE SOUZ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Luiz Soneghet Nascimento 1668526 RENATO MIRAND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MINISTÉRIO DA EDUCAÇÃO INSTITUTO FEDERAL DO ESPÍRITO SANTO CAMPUS DE ALEGRE PORTARIA Nº 305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MINISTÉRIO DA EDUCAÇÃO INSTITUTO FEDERAL DO ESPÍRITO SANTO CAMPUS MONTANHA Rodovia ES-130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Nível de Capacitação III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Nível de Capacitação IV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Padrão de Vencimento 02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Padrão de Vencimento 10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Professor de Ensino de 1º e 2º Graus deste CEFETES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Recepcionista do Quadro de Pessoal do Campus Vitóri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REITOR PRO TEMPORE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SERVIÇO PÚBLICO FEDERAL PORTARIA Nº 005 DE 02 DE FEVEREIRO DE 2011 O DIRETOR GERAL DO CAMPUS LINHARES DO INSTITUTO FEDERAL DE EDUCAÇÃO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SERVIÇO PÚBLICO FEDERAL PORTARIA Nº 309 DE 13 DE OUTUBRO DE 2015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SIAPE 1458168 e MICHELLY MOREIRA DE FREITAS PAULA</text:p>
          </table:table-cell>
          <table:table-cell office:value-type="string" calcext:value-type="string">
            <text:p>ACONTECIMENTO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Coordenador Substituto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DIOGO PEREIRA MATOS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Nível de Classificação D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RESOLV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COISA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1070 de 05.06.14 da Reitoria-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Assuntos Educacionai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Assuntos Educacionai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Assuntos Educacionais do Campus Venda Nova do Imigrante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Bairro Palhinha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Campus Aracruz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Campus Cachoeiro de Itapemirim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Campus Colatina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Campus São Mateus do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Campus Vitória do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Campus Vitória do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Campus Vitória do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Classe D II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D-401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D.O.U de 23.11.2017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.O.U. de 04.07.2008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D.O.U. de 04.09.2013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D.O.U. de 04.09.2013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D.O.U. de 04.09.2013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D.O.U. de 04.09.2013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D.O.U. de 04.09.2013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.O.U. de 17.07.2008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D.O.U. de 25.03.2009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.O.U. de 26.05.2008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iário Oficial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iário Oficial da Uniã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Diário Oficial da União de 12.04.2013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Diário Oficial da União de 25.03.2009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Diário Oficial da União de 25.03.2009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Duzenta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Glaudertone Andrade de Barcéllo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Linhares -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Linhares -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Ministro de Estado da Educaçã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Montanha-Vinhátic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Portaria nº. 660-2009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Qualificação a SUZANA GRIMALDI MACHADO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São Mateu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Tecnológico do Ifes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Unidade Didática de Física do Ifes Campus Piúma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120 da Lei 11.784/2008 o Ato de Homologação Provisória nº 12 de 19/10/2009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16 do Anexo ao Decreto nº 94.664/8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67 da Lei 8.666/96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6º da Resolução nº 0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80 da Lei nº 8112/9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87 da Lei nº 8.112/9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ADEYLSON LICHTENHELD CRAUS BERTUANI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Aloisio Ramos da Paixão Diretor-Geral do Ifes Campus São Mateus Portaria n.º 3.282 de 22.11.201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ANDRÉ DOS SANTOS SAMPAIO Diretor-Geral do Campus Montanha Portaria nº.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Anexo ao Decreto nº 94.664/8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ANNIES GONÇALVES Diretora Geral Substituta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Artigo 120 da Lei 11.784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Atas resultantes do Pregão nº 06/201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CHRISTIANE DA SILVA ASSIS siape nº 151349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D-101 para o posicionamento D-10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D.O. de 11.09.2006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.O.U. de 11.12.199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Decreto MEC de 03.09.201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Decreto MEC de 03.09.201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Decreto MEC de 03.09.201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Decreto MEC de 03.09.201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Decreto MEC de 03.09.201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Decreto nº 5.707/2006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Decreto nº 5.824/2006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Decreto nº 5.825/2006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Decreto nº 6.690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DENIO REBELLO ARANTES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DENIO REBELLO ARANTES Reito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Diretor-Geral Substituto Portaria nº 12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OU de 07.05.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DOU de 07.05.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DOU em 06.12.201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DOU em 06.12.201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Edital nº 02/201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FELIX TRAGINO SOTELE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Fiscal do Aditivo 1/2010 ao Contrato nº 52/2009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Fórum dos Núcleos de Apoio às Pessoas com Necessidades Específicas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GISELDA DOS SANTOS ÁLVARO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GLEDSON MELOTTI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HERMES VAZZOLER JUNIOR Diretor Geral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I- Retificar a Portaria nº 72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Ifes - Campus Itapina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JONEMARQUE DOS SANTOS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Km 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Km 58 - Litorâneo - 29932-540 - São Mateus - ES 27 3767-7001 PORTARIA Nº 52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Lei 11.091/20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Lei 11.091/20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Lei 11.784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Lei 11.784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Lei nº 10.88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Lei nº 11.091/20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Lei nº 11.091/20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Lei nº 11.34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Lei nº 11.74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Lei nº 11.784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Lei nº 11.784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Lei nº 12.77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Lei nº 12.77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Lei nº 12.77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Lei nº 12.772/201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Lei nº 8.11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Lei nº 8.112/9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Lei nº 9.52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Lei nº 9.527/9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Lei nº 9.527/9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LEONARDO MUNIZ DE LIMA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LUCAS DE CARVALHO GUESSE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LUIZ BRAZ GALON Diretor Geral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MARCELO QUEIROZ SCHIMIDT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Matrícula SIAPE 178848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Matrícula SIAPE nº. 101481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Memorando DGP nº 079/201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Memorando MEC/SETEC/CEFETES/DIREN nº 147/200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Memorando nº 013/201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Memorandos nº 22-2012-DE e 08-201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Nível 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Padrão de Vencimento 06 para o Padrão de Vencimento 0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Padrão de Vencimento 09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Padrão de Vencimento D-IV-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PAULO RENATO AVANCINI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Plano de Desenvolvimento dos Integrantes de Carreira dos Cargos Técnico-Administrativos em Educação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Plano de Desenvolvimento dos Integrantes de Carreira dos Cargos Técnico-Administrativos em Educação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Plano de Desenvolvimento dos Integrantes de Carreira dos Cargos Técnico-Administrativos em Educação-PCCTAE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Portaria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Portaria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Portaria GDG nº 16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Portaria MEC nº 09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Portaria MEC nº 26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Portaria MEC nº 26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Portaria MEC nº 26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Portaria MEC nº 26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Portaria MEC nº 29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Portaria n.º 1.07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Portaria nº 03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Portaria nº 05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Portaria nº 1.07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Portaria nº 1.07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Portaria nº 1.07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Portaria nº 1.07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Portaria nº 1.426/2013 -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Portaria no 1.48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Portaria nº 2882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Portaria nº 3.275/2017 -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Portaria nº 399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Portaria nº 5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Portaria nº 55-II/201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Portaria nº 66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Portaria nº 9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Portaria nº 970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Portarias nos 54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Processo nº 23148.002211/2015-0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Processo nº 23148.003494/2012-5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Processo nº 23151.000718/2010-5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Processo nº 23185.000108/2013-18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RAFAEL BARBOSA MARIANO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Regimento Interno aprovado pela Portaria nº 84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Resolução CD nº 1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Resolução CS nº 01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Resolução CS nº 0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Resolução do Conselho Superior nº 61/201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Resolução do Conselho Superior nº 63/2011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RODRIGO VAREJÃO ANDREÃO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RSC III a GIOVANI PRANDO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RSC III a RENATO MIRANDA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São Mateus Portaria nº 05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SIAPE nº 1551993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SIAPE nº 165182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SIAPE nº 1664336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SIAPE nº 1910705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Siape nº2000487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THIAGO SANDRINI MANSUR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VALDETE SANTOS TANNURE Diretora-Geral Port . nº 1.43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VALDETE SANTOS TANNURE Diretora-Geral Port . nº 1.434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VANESSA ALESSANDRA PARREIRA</text:p>
          </table:table-cell>
          <table:table-cell office:value-type="string" calcext:value-type="string">
            <text:p>OBR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Campus Cachoeiro de Itapemirim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Campus Cachoeiro de Itapemirim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Cargo de Professor do Ensino Básic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CEFET-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CIÊNCI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Comissã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Comissão de Avaliação de Desempenho de Estágio Probatório do servidor BREN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Comissão Nacional de Supervisão do PCCTAE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Conselho de Ética e Disciplina do Corp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Coordenador da Coordenadoria de Pessoas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Coordenadora da Coordenadoria de Protocolo e Arquiv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Coordenadora do Curso Técnic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Coordenadoria Geral de Gestão do Camp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Curso Técnico de Edificações Integrado ao Ensino Médi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Diretoria de Desenvolvimento de Pessoa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Diretoria de Gestão de Pessoa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DOU de 25.03.2009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Educação do Centro de Educação da Universidade Federal do Espírito Sant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Emenda Constitucional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FLÁVIO IZ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Gerência de Administração Geral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Gerente de Educação Profissional de Nível Técnic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Instituição Federal de Ensin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Instituição Federal de Ensin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Instituto Federal de Educaçã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L V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MARCELO PATERLIN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MATEUS Rodovia BR-101 Norte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MOTT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O DIRETOR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O DIRETOR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Padrão de Vencimento D-IV-06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Portaria nº. 121-2013 DG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Processo nº 23157.000066/2012-63 - Campus São Mateu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Processo nº 23157.000303/2012-96 - Campus São Mateu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Progressão Funcional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Progressão Funcional do docente DANIEL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Quadro de Pessoal da Unidade de Ensino Descentralizada de Aracruz/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Quadro de Pessoal do Campus de Colatina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Quadro de Pessoal do Campus Guarapari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Reconhecimento de Saberes e Competência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Reconhecimento de Saberes e Competência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Reconhecimento de Saberes e Competência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Reitoria -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Reitoria -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Reitoria deste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Reitoria- 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Reitoria-Ifes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RSC I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ORGANIZACA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______________________________ Octavio Cavalari Junior Diretor Geral Assinatura:__________________________________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ADEMAR VALDIR COMASSETTO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ALDIERIS BRAZ AMORIM CAPRINI Diretor 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ALEX JORDANE DE OLIVEIR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ALOISIO CARNIELLI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ALOISIO CARNIELLI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ALTAIR LUIZ PETERL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Assistente em Administr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Assistente em Administr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Auxilia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Campus Guarapar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Campus Guarapar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Campus Guarapari Portar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Campus Guarapari Portar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Campus Linhar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CARMEN LÚCI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CARMEN LÚCIA ANNIES GONÇALVES Diretora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CLÁUDIA DA SILVA FERREIRA Diretora 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Coordenad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Coordenador de Ensino do Campus Ibatib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Cristina de Alcântara Sabadin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DANUSA SIMON ROBER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Designar CÂNDIDO DE JESUS LOVATT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Designar PAULA MARA COSTA DE ARAÚJ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Diretor de Administração e Orçamento deste Ifes ANTÔNIO TADEU VA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Eduarda de Biase Ferrari Gom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Empresa Brasil de Comunicação S.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ÉRIKA DE ANDRADE SILVA LE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Felipe Alexandre Lima Fernandes Sant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FERNANDA BORGES FERREIRA DE ARAUJ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FERNANDA RIBEIRO PINTO RODRIGU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FLÁVIO PALHANO FERNAND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Georgia Maria Mangueira de Almeida Diretora Geral Substituta do Ifes Campu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HILBERT SERGIO DE ANDRAD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Indiana Reis da Silva Becevell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JADIR JOSÉ PEL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JADIR JOSÉ PEL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JADIR JOSÉ PEL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JADIR JOSÉ PEL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JADIR JOSÉ PEL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JADIR JOSÉ PEL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João Antônio Malv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JOSÉ ELIZIARIO DE PAUL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José Francisco Figueiredo Paiv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JOSÉ ROBERTO POLTRONIERI PRAT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LODOVICO ORTLIEB FARI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LORENA DE OLIVEIRA CARLESS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LORENA DE OLIVEIRA CARLESS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LUIZ BRAZ GALON DIRETOR 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Maria Luiza Fontana Linhal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MARIO JORGE DE MOURA ZUANY Diretor 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MARIO JORGE DE MOURA ZUANY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Mauro Silva Piazzarollo Diretor 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Mauro Silva Piazzarollo Diretor 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MESSIAS JACOB BASTO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MINISTÉRIO DA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MINISTÉRIO DA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Octávio Cavalari Junior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PABLO AUGUSTO PANÊTTO DE MORAI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Patricia Vidigal Bendinell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Professor do Ensino Básic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Professor do Ensino Básic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Professor do Ensino Básic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Professor do Ensino Básic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Professor do Ensino Básic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Regina Celia Vag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REITOR DO INSTITUTO FEDERAL DE EDUCAÇÃO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RICARDO PAIV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RICARDO PAIV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RICARDO PAIVA Diretor-Geral Pro Tempore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RICARDO PAIVA Diretor-Geral RICARDO PAIVA Diretor-Geral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Ricardo Tedesco da Silva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Ronaldo Neves Cruz Diretor Geral do IF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Ronaldo Neves Cruz Diretor Geral do IFE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RONY CLÁUDIO DE OLIVEIRA FREITAS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SILVIA GIOVANELLI SANDRINI</text:p>
          </table:table-cell>
          <table:table-cell office:value-type="string" calcext:value-type="string">
            <text:p>PESSOA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float" office:value="836214" calcext:value-type="float">
            <text:p>8362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float" office:value="1466667" calcext:value-type="float">
            <text:p>146666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float" office:value="1466728" calcext:value-type="float">
            <text:p>146672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float" office:value="1510967" calcext:value-type="float">
            <text:p>151096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float" office:value="1546429" calcext:value-type="float">
            <text:p>154642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float" office:value="1599107" calcext:value-type="float">
            <text:p>159910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float" office:value="1671561" calcext:value-type="float">
            <text:p>167156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float" office:value="1699781" calcext:value-type="float">
            <text:p>169978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float" office:value="1787253" calcext:value-type="float">
            <text:p>178725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float" office:value="1795403" calcext:value-type="float">
            <text:p>179540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float" office:value="1808579" calcext:value-type="float">
            <text:p>180857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float" office:value="1809687" calcext:value-type="float">
            <text:p>180968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float" office:value="1981973" calcext:value-type="float">
            <text:p>198197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float" office:value="2649874" calcext:value-type="float">
            <text:p>264987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01 DE AGOST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01.02.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01.03.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table:style-name="ce3" office:value-type="string" calcext:value-type="string">
            <text:p>01/07/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02 DE DEZEMB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02 DE JANEIRO DE 200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03 DE SETEMBRO DE 200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03.07.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table:style-name="ce3" office:value-type="string" calcext:value-type="string">
            <text:p>03/07/200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04 DE DEZEMBRO DE 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04 DE MARÇO DE 201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04.12.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04.12.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table:style-name="ce3" office:value-type="string" calcext:value-type="string">
            <text:p>04/09/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05 DE FEVEREIRO DE 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05 de junh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05 DE MAIO DE 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05-06-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05.06.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05.06.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05.06.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05.06.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05.06.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table:style-name="ce3" office:value-type="string" calcext:value-type="string">
            <text:p>05/09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table:style-name="ce3" office:value-type="string" calcext:value-type="string">
            <text:p>05/09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06 DE DEZEMBRO DE 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06 DE DEZEMBR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06 DE FEVEREIRO DE 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06 DE JULHO DE 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06 de maio de 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06 de maio de 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06.0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table:style-name="ce3" office:value-type="string" calcext:value-type="string">
            <text:p>06/09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table:style-name="ce3" office:value-type="string" calcext:value-type="string">
            <text:p>06/09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table:style-name="ce3" office:value-type="string" calcext:value-type="string">
            <text:p>06/09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07 DE DEZEMBR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07 DE NOVEMBR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08 DE DEZEMBRO DE 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08 DE MAIO DE 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08 DE MAIO DE 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08 DE NOVEMBRO DE 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08.02.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08.09.200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09 de outubro de 201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table:style-name="ce3" office:value-type="string" calcext:value-type="string">
            <text:p>09/07/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10 DE AGOST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10 DE AGOST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10 DE DEZEMB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10 DE DEZEMB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10 DE JANEI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10 DE MARÇ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10 de novembro de 201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10 de novembro de 201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10.12.199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table:style-name="ce3" office:value-type="string" calcext:value-type="string">
            <text:p>10/01/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table:style-name="ce3" office:value-type="string" calcext:value-type="string">
            <text:p>10/07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11 DE JUNH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11.04.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11.12.199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11h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12 DE DEZEMBR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table:style-name="ce3" office:value-type="string" calcext:value-type="string">
            <text:p>12/07/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table:style-name="ce3" office:value-type="string" calcext:value-type="string">
            <text:p>12/07/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12h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13 DE JUNHO DE 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table:style-name="ce3" office:value-type="string" calcext:value-type="string">
            <text:p>13/0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table:style-name="ce3" office:value-type="string" calcext:value-type="string">
            <text:p>13/12/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14 DE AGOST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14 DE AGOST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14.05.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14.05.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15 DE DEZEMBR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16 DE AGOSTO DE 200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16 DE NOVEMBRO DE 2015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16.07.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16h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17 DE JULH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string" calcext:value-type="string">
            <text:p>17 DE SETEMB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17.01.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string" calcext:value-type="string">
            <text:p>17.03.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17.11.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table:style-name="ce3" office:value-type="string" calcext:value-type="string">
            <text:p>17/06/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18 de outub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18 DE SETEMBR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18.06.200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string" calcext:value-type="string">
            <text:p>18.09.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18.10.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19.11.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19.12.200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19.12.201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string" calcext:value-type="string">
            <text:p>20 DE ABRIL DE 201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21 de outubro de 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22 de agost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22 de març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table:style-name="ce3" office:value-type="string" calcext:value-type="string">
            <text:p>22/12/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23 DE FEVEREIRO DE 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table:style-name="ce3" office:value-type="string" calcext:value-type="string">
            <text:p>23/11/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24.03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24.03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24.03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24.03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string" calcext:value-type="string">
            <text:p>24.12.200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25 DE FEVEREIR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194</text:p>
          </table:table-cell>
          <table:table-cell office:value-type="string" calcext:value-type="string">
            <text:p>27 de abril de 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27 de abril de 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27 DE DEZEMBR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string" calcext:value-type="string">
            <text:p>27-09-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442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table:style-name="ce3" office:value-type="string" calcext:value-type="string">
            <text:p>27/01/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28 DE JUNHO DE 201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28 DE NOVEMBRO DE 2017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table:style-name="ce3" office:value-type="string" calcext:value-type="string">
            <text:p>28/12/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table:style-name="ce3" office:value-type="string" calcext:value-type="string">
            <text:p>28/12/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table:style-name="ce3" office:value-type="string" calcext:value-type="string">
            <text:p>28/12/2012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29 DE AGOSTO DE 201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29 DE MAI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string" calcext:value-type="string">
            <text:p>29.02.201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30 DE JANEIRO DE 2013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7h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38033</text:p>
          </table:table-cell>
          <table:table-cell office:value-type="string" calcext:value-type="string">
            <text:p>Servidor Matrícula Carlos Jones Rebello Junior 2726500 Luciano Leonardo Sampaio Fortes 2702486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SIAPE 0052578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SIAPE 1663994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string" calcext:value-type="string">
            <text:p>SIAPE 1785100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071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457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547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62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428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712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6702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6277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float" office:value="2068" calcext:value-type="float">
            <text:p>206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float" office:value="2786" calcext:value-type="float">
            <text:p>2786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float" office:value="2798" calcext:value-type="float">
            <text:p>2798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01-2014- ENPRO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01.01.201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705</text:p>
          </table:table-cell>
          <table:table-cell office:value-type="string" calcext:value-type="string">
            <text:p>01.07.2010 a 31.12.201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02 di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02.01.2014 a 19.01.201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0870</text:p>
          </table:table-cell>
          <table:table-cell office:value-type="string" calcext:value-type="string">
            <text:p>03.01.2006 a 12.01.2006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03.09 a 02.10.200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03/201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05 ano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05/201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06.01 a 04.02.2013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0043</text:p>
          </table:table-cell>
          <table:table-cell office:value-type="string" calcext:value-type="string">
            <text:p>07.05 a 21.05.201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07.08.201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07.12 a 21.12.200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08.01.201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9548</text:p>
          </table:table-cell>
          <table:table-cell office:value-type="string" calcext:value-type="string">
            <text:p>08.07.2008 a 07.01.201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09.05.201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09.07.2013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10.05.2013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072</text:p>
          </table:table-cell>
          <table:table-cell office:value-type="string" calcext:value-type="string">
            <text:p>11 a 15.08.2006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11.05.2006 a 09.05.201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13.01.2014 a 30.01.201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96</text:p>
          </table:table-cell>
          <table:table-cell office:value-type="string" calcext:value-type="string">
            <text:p>15 di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2293</text:p>
          </table:table-cell>
          <table:table-cell office:value-type="string" calcext:value-type="string">
            <text:p>15.07.2013 a 29.07.2013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509</text:p>
          </table:table-cell>
          <table:table-cell office:value-type="string" calcext:value-type="string">
            <text:p>17.05.2016 a 16.11.201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18 di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18 di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191-GDG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1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20.10.201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20.12.2005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200 hor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8779</text:p>
          </table:table-cell>
          <table:table-cell office:value-type="string" calcext:value-type="string">
            <text:p>23.03.200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5093</text:p>
          </table:table-cell>
          <table:table-cell office:value-type="string" calcext:value-type="string">
            <text:p>23147.002252/2013-37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753</text:p>
          </table:table-cell>
          <table:table-cell office:value-type="string" calcext:value-type="string">
            <text:p>23150.001004/2014-51 RESOLV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547</text:p>
          </table:table-cell>
          <table:table-cell office:value-type="string" calcext:value-type="string">
            <text:p>23151.001011/2014-92 RESOLV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23155.000153/2011-5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23157.000849/2017-5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1671</text:p>
          </table:table-cell>
          <table:table-cell office:value-type="string" calcext:value-type="string">
            <text:p>23183.000801/2014-83 RESOLV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435</text:p>
          </table:table-cell>
          <table:table-cell office:value-type="string" calcext:value-type="string">
            <text:p>23185.000834/2013-2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7503</text:p>
          </table:table-cell>
          <table:table-cell office:value-type="string" calcext:value-type="string">
            <text:p>23545.000501/2017-91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25.02.201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0502</text:p>
          </table:table-cell>
          <table:table-cell office:value-type="string" calcext:value-type="string">
            <text:p>25.08.2012 a 24.02.2014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26.05.199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5732</text:p>
          </table:table-cell>
          <table:table-cell office:value-type="string" calcext:value-type="string">
            <text:p>26.12.1990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937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2857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4478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4751</text:p>
          </table:table-cell>
          <table:table-cell office:value-type="string" calcext:value-type="string">
            <text:p>27.04.200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6214</text:p>
          </table:table-cell>
          <table:table-cell office:value-type="string" calcext:value-type="string">
            <text:p>28.05.199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910</text:p>
          </table:table-cell>
          <table:table-cell office:value-type="string" calcext:value-type="string">
            <text:p>29.06.2006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9392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42065</text:p>
          </table:table-cell>
          <table:table-cell office:value-type="string" calcext:value-type="string">
            <text:p>2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816</text:p>
          </table:table-cell>
          <table:table-cell office:value-type="string" calcext:value-type="string">
            <text:p>3.365.932 SPTC/E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61260</text:p>
          </table:table-cell>
          <table:table-cell office:value-type="string" calcext:value-type="string">
            <text:p>30 di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38618</text:p>
          </table:table-cell>
          <table:table-cell office:value-type="string" calcext:value-type="string">
            <text:p>31.05.2012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15379</text:p>
          </table:table-cell>
          <table:table-cell office:value-type="string" calcext:value-type="string">
            <text:p>31.07.2009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3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2523</text:p>
          </table:table-cell>
          <table:table-cell office:value-type="string" calcext:value-type="string">
            <text:p>40 horas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5087</text:p>
          </table:table-cell>
          <table:table-cell office:value-type="string" calcext:value-type="string">
            <text:p>4º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1601</text:p>
          </table:table-cell>
          <table:table-cell table:style-name="ce3" office:value-type="string" calcext:value-type="string">
            <text:p>52 %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ID-5059</text:p>
          </table:table-cell>
          <table:table-cell office:value-type="string" calcext:value-type="string">
            <text:p>D-304</text:p>
          </table:table-cell>
          <table:table-cell office:value-type="string" calcext:value-type="string">
            <text:p>VALOR</text:p>
          </table:table-cell>
        </table:table-row>
      </table:table>
      <table:named-expressions/>
      <table:database-ranges>
        <table:database-range table:name="__Anonymous_Sheet_DB__0" table:target-range-address="'labels-extraidos-48-portarias'.A1:'labels-extraidos-48-portarias'.C815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3T11:17:18.508125583</dc:date>
    <meta:editing-duration>PT2M54S</meta:editing-duration>
    <meta:editing-cycles>2</meta:editing-cycles>
    <meta:generator>LibreOffice/6.1.5.2$Linux_X86_64 LibreOffice_project/10$Build-2</meta:generator>
    <meta:document-statistic meta:table-count="1" meta:cell-count="2445" meta:object-count="0"/>
  </office:meta>
</office:document-meta>
</file>